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575in"/>
    </style:style>
    <style:style style:name="Table1.B" style:family="table-column">
      <style:table-column-properties style:column-width="2.5174in"/>
    </style:style>
    <style:style style:name="Table1.C" style:family="table-column">
      <style:table-column-properties style:column-width="2.684in"/>
    </style:style>
    <style:style style:name="Table1.D" style:family="table-column">
      <style:table-column-properties style:column-width="0.9167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8f390" officeooo:paragraph-rsid="0008f390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>
      <style:text-properties officeooo:rsid="0008f390" officeooo:paragraph-rsid="0008f39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Sehr gern! Hier kommt eine <text:span text:style-name="Strong_20_Emphasis">sehr detaillierte Liste</text:span> mit genau den Fragen/Abfragen, die du in <text:span text:style-name="Source_20_Text">ResetInit.py</text:span> stellen solltest, inklusive Hinweise, wie du manche Daten ableiten kannst und was du jeweils beachten solltest.</text:p>
      <text:p text:style-name="Horizontal_20_Line"/>
      <text:h text:style-name="Heading_20_1" text:outline-level="1">Detaillierte Abfrageliste für <text:span text:style-name="Source_20_Text">ResetInit.py</text:span></text:h>
      <text:p text:style-name="Horizontal_20_Line"/>
      <text:h text:style-name="Heading_20_2" text:outline-level="2">1. Nutzer-E-Mail-Adresse (Pflicht)</text:h>
      <text:list text:style-name="L1">
        <text:list-item>
          <text:p text:style-name="P2"><text:span text:style-name="Strong_20_Emphasis">Frage:</text:span> „Bitte gib deine Haupt-E-Mail-Adresse ein: “</text:p>
        </text:list-item>
        <text:list-item>
          <text:p text:style-name="P2"><text:span text:style-name="Strong_20_Emphasis">Wozu:</text:span> Diese Adresse wird verwendet, um E-Mails zu empfangen und zu versenden.</text:p>
        </text:list-item>
        <text:list-item>
          <text:p text:style-name="P2"><text:span text:style-name="Strong_20_Emphasis">Validierung:</text:span> Prüfe, ob das Format eine gültige E-Mail-Adresse hat (z.B. <text:span text:style-name="Source_20_Text">name@domain.tld</text:span>).</text:p>
        </text:list-item>
        <text:list-item>
          <text:p text:style-name="P2"><text:span text:style-name="Strong_20_Emphasis">Automatische Ableitung:</text:span></text:p>
          <text:list>
            <text:list-item>
              <text:p text:style-name="P2">Von der Domain (<text:span text:style-name="Source_20_Text">domain.tld</text:span>) kannst du später Server- und Port-Vorschläge ableiten.</text:p>
            </text:list-item>
          </text:list>
        </text:list-item>
      </text:list>
      <text:p text:style-name="Horizontal_20_Line"/>
      <text:h text:style-name="Heading_20_2" text:outline-level="2">2. Passwort oder Authentifizierungsmethode (Pflicht)</text:h>
      <text:list text:style-name="L2">
        <text:list-item>
          <text:p text:style-name="P3"><text:span text:style-name="Strong_20_Emphasis">Frage:</text:span> „Bitte gib das Passwort für deine E-Mail-Adresse ein:“<text:line-break/>Oder: „Welche Authentifizierung möchtest du verwenden? (Passwort, OAuth, etc.)“</text:p>
        </text:list-item>
        <text:list-item>
          <text:p text:style-name="P3"><text:span text:style-name="Strong_20_Emphasis">Hinweis:</text:span> Eingabe maskieren, sodass Passwort nicht sichtbar ist.</text:p>
        </text:list-item>
        <text:list-item>
          <text:p text:style-name="P3"><text:span text:style-name="Strong_20_Emphasis">Tipp:</text:span> Du kannst später eine Option „Passwort speichern“ oder „Passwort nicht speichern“ anbieten, falls Sicherheitsbedenken bestehen.</text:p>
        </text:list-item>
        <text:list-item>
          <text:p text:style-name="P3"><text:span text:style-name="Strong_20_Emphasis">Optional:</text:span> Wenn OAuth benutzt wird, dann ggf. Anleitung für Token-Generierung.</text:p>
        </text:list-item>
      </text:list>
      <text:p text:style-name="Horizontal_20_Line"/>
      <text:h text:style-name="Heading_20_2" text:outline-level="2">3. IMAP-Server-Adresse (optional, falls nicht automatisch erkannt)</text:h>
      <text:list text:style-name="L3">
        <text:list-item>
          <text:p text:style-name="P4"><text:span text:style-name="Strong_20_Emphasis">Frage:</text:span> „Bitte gib die IMAP-Server-Adresse ein (z.B. imap.gmail.com).“<text:line-break/>Oder: „Wir haben den IMAP-Server automatisch als <text:span text:style-name="Source_20_Text">imap.domain.tld</text:span> erkannt. Möchtest du das ändern?“</text:p>
        </text:list-item>
        <text:list-item>
          <text:p text:style-name="P4"><text:span text:style-name="Strong_20_Emphasis">Automatische Erkennung:</text:span></text:p>
          <text:list>
            <text:list-item>
              <text:p text:style-name="P4">Beispiel: Domain <text:span text:style-name="Source_20_Text">gmail.com</text:span> → <text:span text:style-name="Source_20_Text">imap.gmail.com</text:span></text:p>
            </text:list-item>
            <text:list-item>
              <text:p text:style-name="P4"><text:span text:style-name="Source_20_Text">outlook.com</text:span> → <text:span text:style-name="Source_20_Text">imap-mail.outlook.com</text:span></text:p>
            </text:list-item>
            <text:list-item>
              <text:p text:style-name="P4"><text:soft-page-break/>Sonst: <text:span text:style-name="Source_20_Text">imap.domain.tld</text:span> als Standardvorschlag</text:p>
            </text:list-item>
          </text:list>
        </text:list-item>
        <text:list-item>
          <text:p text:style-name="P4"><text:span text:style-name="Strong_20_Emphasis">Wichtig:</text:span> IMAP ist der Server, von dem du E-Mails abrufst.</text:p>
        </text:list-item>
      </text:list>
      <text:p text:style-name="Horizontal_20_Line"/>
      <text:h text:style-name="Heading_20_2" text:outline-level="2">4. IMAP-Port (optional, wenn nicht automatisch erkannt)</text:h>
      <text:list text:style-name="L4">
        <text:list-item>
          <text:p text:style-name="P5"><text:span text:style-name="Strong_20_Emphasis">Frage:</text:span> „Bitte gib den IMAP-Port ein (Standard: 993 für SSL).“<text:line-break/>Oder: „Wir verwenden Port 993 für IMAP. Möchtest du das ändern?“</text:p>
        </text:list-item>
        <text:list-item>
          <text:p text:style-name="P5"><text:span text:style-name="Strong_20_Emphasis">Automatische Ableitung:</text:span></text:p>
          <text:list>
            <text:list-item>
              <text:p text:style-name="P5">SSL/IMAP Standard: Port 993</text:p>
            </text:list-item>
            <text:list-item>
              <text:p text:style-name="P5">Falls ohne SSL: Port 143 (eher selten)</text:p>
            </text:list-item>
          </text:list>
        </text:list-item>
      </text:list>
      <text:p text:style-name="Horizontal_20_Line"/>
      <text:h text:style-name="Heading_20_2" text:outline-level="2">5. SMTP-Server-Adresse (optional, falls nicht automatisch erkannt)</text:h>
      <text:list text:style-name="L5">
        <text:list-item>
          <text:p text:style-name="P6"><text:span text:style-name="Strong_20_Emphasis">Frage:</text:span> „Bitte gib die SMTP-Server-Adresse ein (z.B. smtp.gmail.com).“<text:line-break/>Oder: „Wir haben den SMTP-Server automatisch als <text:span text:style-name="Source_20_Text">smtp.domain.tld</text:span> erkannt. Möchtest du das ändern?“</text:p>
        </text:list-item>
        <text:list-item>
          <text:p text:style-name="P6"><text:span text:style-name="Strong_20_Emphasis">Automatische Erkennung:</text:span></text:p>
          <text:list>
            <text:list-item>
              <text:p text:style-name="P6">Domain <text:span text:style-name="Source_20_Text">gmail.com</text:span> → <text:span text:style-name="Source_20_Text">smtp.gmail.com</text:span></text:p>
            </text:list-item>
            <text:list-item>
              <text:p text:style-name="P6"><text:span text:style-name="Source_20_Text">outlook.com</text:span> → <text:span text:style-name="Source_20_Text">smtp-mail.outlook.com</text:span></text:p>
            </text:list-item>
            <text:list-item>
              <text:p text:style-name="P6">Sonst: <text:span text:style-name="Source_20_Text">smtp.domain.tld</text:span> als Standardvorschlag</text:p>
            </text:list-item>
          </text:list>
        </text:list-item>
        <text:list-item>
          <text:p text:style-name="P6"><text:span text:style-name="Strong_20_Emphasis">Wichtig:</text:span> SMTP ist der Server, über den E-Mails gesendet werden.</text:p>
        </text:list-item>
      </text:list>
      <text:p text:style-name="Horizontal_20_Line"/>
      <text:h text:style-name="Heading_20_2" text:outline-level="2">6. SMTP-Port (optional, wenn nicht automatisch erkannt)</text:h>
      <text:list text:style-name="L6">
        <text:list-item>
          <text:p text:style-name="P7"><text:span text:style-name="Strong_20_Emphasis">Frage:</text:span> „Bitte gib den SMTP-Port ein (Standard: 587 für STARTTLS).“<text:line-break/>Oder: „Wir verwenden Port 587 für SMTP. Möchtest du das ändern?“</text:p>
        </text:list-item>
        <text:list-item>
          <text:p text:style-name="P7"><text:span text:style-name="Strong_20_Emphasis">Automatische Ableitung:</text:span></text:p>
          <text:list>
            <text:list-item>
              <text:p text:style-name="P7">STARTTLS Standard: Port 587</text:p>
            </text:list-item>
            <text:list-item>
              <text:p text:style-name="P7">SSL SMTP: Port 465 (manchmal verwendet)</text:p>
            </text:list-item>
          </text:list>
        </text:list-item>
      </text:list>
      <text:p text:style-name="Horizontal_20_Line"/>
      <text:h text:style-name="Heading_20_2" text:outline-level="2"><text:soft-page-break/>7. SSL/TLS Einstellungen (optional, automatisch bestimmen oder bestätigen lassen)</text:h>
      <text:list text:style-name="L7">
        <text:list-item>
          <text:p text:style-name="P8"><text:span text:style-name="Strong_20_Emphasis">Frage:</text:span> „Soll die Verbindung SSL/TLS verwenden? (Ja/Nein)“<text:line-break/>Oder: „Für Port 993 verwenden wir automatisch SSL. Möchtest du das ändern?“</text:p>
        </text:list-item>
        <text:list-item>
          <text:p text:style-name="P8"><text:span text:style-name="Strong_20_Emphasis">Automatische Entscheidung:</text:span></text:p>
          <text:list>
            <text:list-item>
              <text:p text:style-name="P8">Port 993 = SSL IMAP</text:p>
            </text:list-item>
            <text:list-item>
              <text:p text:style-name="P8">Port 465 = SSL SMTP</text:p>
            </text:list-item>
            <text:list-item>
              <text:p text:style-name="P8">Port 587 = STARTTLS SMTP</text:p>
            </text:list-item>
          </text:list>
        </text:list-item>
        <text:list-item>
          <text:p text:style-name="P8"><text:span text:style-name="Strong_20_Emphasis">Tipp:</text:span> Für Anfänger am besten automatisch, nur manuelle Änderung erlauben.</text:p>
        </text:list-item>
      </text:list>
      <text:p text:style-name="Horizontal_20_Line"/>
      <text:h text:style-name="Heading_20_2" text:outline-level="2">8. Intervall für E-Mail-Überprüfung (optional)</text:h>
      <text:list text:style-name="L8">
        <text:list-item>
          <text:p text:style-name="P9"><text:span text:style-name="Strong_20_Emphasis">Frage:</text:span> „Wie oft sollen neue E-Mails geprüft werden? (Sekunden)“<text:line-break/>Z.B. „Standard sind 60 Sekunden, du kannst den Wert anpassen: “</text:p>
        </text:list-item>
        <text:list-item>
          <text:p text:style-name="P9"><text:span text:style-name="Strong_20_Emphasis">Hinweis:</text:span> Kleinere Intervalle erhöhen die Systemlast, größere verzögern Benachrichtigungen.</text:p>
        </text:list-item>
      </text:list>
      <text:p text:style-name="Horizontal_20_Line"/>
      <text:h text:style-name="Heading_20_2" text:outline-level="2">9. Antwortvorlage / Standardantwort (optional)</text:h>
      <text:list text:style-name="L9">
        <text:list-item>
          <text:p text:style-name="P10"><text:span text:style-name="Strong_20_Emphasis">Frage:</text:span> „Möchtest du eine Standardantwort einrichten, die bei neuen E-Mails verwendet wird?“<text:line-break/>Wenn Ja: Eingabe des Textes (mehrzeilig möglich).</text:p>
        </text:list-item>
        <text:list-item>
          <text:p text:style-name="P10"><text:span text:style-name="Strong_20_Emphasis">Tipp:</text:span> Falls nichts eingegeben wird, später Standardtext verwenden.</text:p>
        </text:list-item>
      </text:list>
      <text:p text:style-name="Horizontal_20_Line"/>
      <text:h text:style-name="Heading_20_2" text:outline-level="2">10. Logging-Level (optional)</text:h>
      <text:list text:style-name="L10">
        <text:list-item>
          <text:p text:style-name="P11"><text:span text:style-name="Strong_20_Emphasis">Frage:</text:span> „Welche Detailtiefe sollen Log-Meldungen haben? (DEBUG, INFO, WARNING, ERROR)“<text:line-break/>Empfehlung: <text:span text:style-name="Source_20_Text">INFO</text:span> für normalen Betrieb, <text:span text:style-name="Source_20_Text">DEBUG</text:span> bei Fehlersuche.</text:p>
        </text:list-item>
      </text:list>
      <text:p text:style-name="Horizontal_20_Line"/>
      <text:h text:style-name="Heading_20_2" text:outline-level="2">11. Sonstige Einstellungen (je nach Bedarf, optional)</text:h>
      <text:list text:style-name="L11">
        <text:list-item>
          <text:p text:style-name="P12">Benachrichtigungston (Ja/Nein)</text:p>
        </text:list-item>
        <text:list-item>
          <text:p text:style-name="P12">Automatisches Antworten aktivieren (Ja/Nein)</text:p>
        </text:list-item>
        <text:list-item>
          <text:p text:style-name="P12">Evtl. Proxy oder Netzwerk-Einstellungen (nur wenn nötig)</text:p>
        </text:list-item>
      </text:list>
      <text:p text:style-name="Horizontal_20_Line"/>
      <text:h text:style-name="Heading_20_1" text:outline-level="1"><text:soft-page-break/>Zusammenfassung der Eingabe-Schritte für User: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Schritt</text:p>
            </table:table-cell>
            <table:table-cell table:style-name="Table1.A1" office:value-type="string">
              <text:p text:style-name="Table_20_Heading">Abfrage</text:p>
            </table:table-cell>
            <table:table-cell table:style-name="Table1.A1" office:value-type="string">
              <text:p text:style-name="Table_20_Heading">Standard / Ableitung</text:p>
            </table:table-cell>
            <table:table-cell table:style-name="Table1.A1" office:value-type="string">
              <text:p text:style-name="Table_20_Heading">Pflichtfeld?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E-Mail-Adresse</text:p>
          </table:table-cell>
          <table:table-cell table:style-name="Table1.A1" office:value-type="string">
            <text:p text:style-name="Table_20_Contents">keine</text:p>
          </table:table-cell>
          <table:table-cell table:style-name="Table1.A1" office:value-type="string">
            <text:p text:style-name="Table_20_Contents">Ja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Passwort / Authentifizierungsmethode</text:p>
          </table:table-cell>
          <table:table-cell table:style-name="Table1.A1" office:value-type="string">
            <text:p text:style-name="Table_20_Contents">keine</text:p>
          </table:table-cell>
          <table:table-cell table:style-name="Table1.A1" office:value-type="string">
            <text:p text:style-name="Table_20_Contents">Ja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IMAP-Server-Adresse</text:p>
          </table:table-cell>
          <table:table-cell table:style-name="Table1.A1" office:value-type="string">
            <text:p text:style-name="Table_20_Contents">automatischer Vorschlag (imap.domain.tld)</text:p>
          </table:table-cell>
          <table:table-cell table:style-name="Table1.A1" office:value-type="string">
            <text:p text:style-name="Table_20_Contents">Nein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IMAP-Port</text:p>
          </table:table-cell>
          <table:table-cell table:style-name="Table1.A1" office:value-type="string">
            <text:p text:style-name="Table_20_Contents">993 (SSL)</text:p>
          </table:table-cell>
          <table:table-cell table:style-name="Table1.A1" office:value-type="string">
            <text:p text:style-name="Table_20_Contents">Nein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SMTP-Server-Adresse</text:p>
          </table:table-cell>
          <table:table-cell table:style-name="Table1.A1" office:value-type="string">
            <text:p text:style-name="Table_20_Contents">automatischer Vorschlag (smtp.domain.tld)</text:p>
          </table:table-cell>
          <table:table-cell table:style-name="Table1.A1" office:value-type="string">
            <text:p text:style-name="Table_20_Contents">Nein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SMTP-Port</text:p>
          </table:table-cell>
          <table:table-cell table:style-name="Table1.A1" office:value-type="string">
            <text:p text:style-name="Table_20_Contents">587 (STARTTLS)</text:p>
          </table:table-cell>
          <table:table-cell table:style-name="Table1.A1" office:value-type="string">
            <text:p text:style-name="Table_20_Contents">Nein</text:p>
          </table:table-cell>
        </table:table-row>
        <table:table-row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SSL/TLS Verbindung</text:p>
          </table:table-cell>
          <table:table-cell table:style-name="Table1.A1" office:value-type="string">
            <text:p text:style-name="Table_20_Contents">Automatisch anhand Port</text:p>
          </table:table-cell>
          <table:table-cell table:style-name="Table1.A1" office:value-type="string">
            <text:p text:style-name="Table_20_Contents">Nein</text:p>
          </table:table-cell>
        </table:table-row>
        <table:table-row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Intervall für E-Mail-Check</text:p>
          </table:table-cell>
          <table:table-cell table:style-name="Table1.A1" office:value-type="string">
            <text:p text:style-name="Table_20_Contents">60 Sekunden</text:p>
          </table:table-cell>
          <table:table-cell table:style-name="Table1.A1" office:value-type="string">
            <text:p text:style-name="Table_20_Contents">Nein</text:p>
          </table:table-cell>
        </table:table-row>
        <table:table-row>
          <table:table-cell table:style-name="Table1.A1" office:value-type="string">
            <text:p text:style-name="Table_20_Contents">9</text:p>
          </table:table-cell>
          <table:table-cell table:style-name="Table1.A1" office:value-type="string">
            <text:p text:style-name="Table_20_Contents">Standardantwort / Signatur</text:p>
          </table:table-cell>
          <table:table-cell table:style-name="Table1.A1" office:value-type="string">
            <text:p text:style-name="Table_20_Contents">leer oder Default</text:p>
          </table:table-cell>
          <table:table-cell table:style-name="Table1.A1" office:value-type="string">
            <text:p text:style-name="Table_20_Contents">Nein</text:p>
          </table:table-cell>
        </table:table-row>
        <table:table-row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Logging-Level</text:p>
          </table:table-cell>
          <table:table-cell table:style-name="Table1.A1" office:value-type="string">
            <text:p text:style-name="Table_20_Contents">INFO</text:p>
          </table:table-cell>
          <table:table-cell table:style-name="Table1.A1" office:value-type="string">
            <text:p text:style-name="Table_20_Contents">Nein</text:p>
          </table:table-cell>
        </table:table-row>
        <table:table-row>
          <table:table-cell table:style-name="Table1.A1" office:value-type="string">
            <text:p text:style-name="Table_20_Contents">11</text:p>
          </table:table-cell>
          <table:table-cell table:style-name="Table1.A1" office:value-type="string">
            <text:p text:style-name="Table_20_Contents">Weitere optionale Einstellungen</text:p>
          </table:table-cell>
          <table:table-cell table:style-name="Table1.A1" office:value-type="string">
            <text:p text:style-name="Table_20_Contents">je nach Bedarf</text:p>
          </table:table-cell>
          <table:table-cell table:style-name="Table1.A1" office:value-type="string">
            <text:p text:style-name="Table_20_Contents">Nein</text:p>
          </table:table-cell>
        </table:table-row>
      </table:table>
      <text:p text:style-name="Horizontal_20_Line"/>
      <text:h text:style-name="Heading_20_1" text:outline-level="1">Tipps für Umsetzung</text:h>
      <text:list text:style-name="L12">
        <text:list-item>
          <text:p text:style-name="P13"><text:span text:style-name="Strong_20_Emphasis">Automatisiere so viel wie möglich</text:span> (Server, Ports, SSL), damit der User kaum technische Daten eingeben muss.</text:p>
        </text:list-item>
        <text:list-item>
          <text:p text:style-name="P13"><text:span text:style-name="Strong_20_Emphasis">Erlaube manuelle Überschreibung</text:span>, falls die automatische Erkennung nicht passt.</text:p>
        </text:list-item>
        <text:list-item>
          <text:p text:style-name="P13"><text:span text:style-name="Strong_20_Emphasis">Validiere jede Eingabe</text:span> (z.B. E-Mail-Format, Portnummern zwischen 1-65535).</text:p>
        </text:list-item>
        <text:list-item>
          <text:p text:style-name="P13"><text:span text:style-name="Strong_20_Emphasis">Speichere die Eingaben sofort ab</text:span> (z.B. in JSON oder INI), damit bei Neustart nichts verloren geht.</text:p>
        </text:list-item>
        <text:list-item>
          <text:p text:style-name="P13"><text:span text:style-name="Strong_20_Emphasis">Nutze prompt_toolkit für Eingaben</text:span>, damit du Maskierung, Autovervollständigung und gute UX bieten kannst.</text:p>
        </text:list-item>
        <text:list-item>
          <text:p text:style-name="P13"><text:span text:style-name="Strong_20_Emphasis">Zeige bei jedem Schritt eine kurze Erklärung</text:span>, warum die Daten wichtig sind.</text:p>
        </text:list-item>
      </text:list>
      <text:p text:style-name="Horizontal_20_Line"/>
      <text:p text:style-name="Text_20_body">Wenn du möchtest, kann ich dir auch noch die optimale Reihenfolge und Formulierung der Abfragen als Textvorschläge für die CLI erstellen.<text:line-break/>Möchtest du das?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12:29:31.801928762</meta:creation-date>
    <dc:date>2025-06-30T12:41:15.246986548</dc:date>
    <meta:editing-duration>PT1M33S</meta:editing-duration>
    <meta:editing-cycles>1</meta:editing-cycles>
    <meta:document-statistic meta:table-count="1" meta:image-count="0" meta:object-count="0" meta:page-count="4" meta:paragraph-count="113" meta:word-count="712" meta:character-count="5048" meta:non-whitespace-character-count="4498"/>
    <meta:generator>LibreOffice/24.2.7.2$Linux_X86_64 LibreOffice_project/420$Build-2</meta:generator>
  </office:meta>
</office:document-meta>
</file>